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28cm" fo:min-width="0.1cm" fo:wrap-option="wrap"/>
    </style:style>
    <style:style style:name="gr5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92cm" svg:y1="6.397cm" svg:x2="13.382cm" svg:y2="15.287cm">
          <text:p/>
        </draw:line>
        <draw:line draw:style-name="gr2" draw:text-style-name="P1" draw:layer="layout" svg:x1="15.605cm" svg:y1="6.715cm" svg:x2="13.7cm" svg:y2="14.97cm">
          <text:p/>
        </draw:line>
        <draw:line draw:style-name="gr3" draw:text-style-name="P1" draw:layer="layout" svg:x1="4.175cm" svg:y1="22.59cm" svg:x2="13.065cm" svg:y2="15.922cm">
          <text:p/>
        </draw:line>
        <draw:custom-shape draw:style-name="gr4" draw:text-style-name="P2" draw:layer="layout" svg:width="1.588cm" svg:height="1.588cm" svg:x="13.065cm" svg:y="15.2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11.43cm" svg:height="2.384cm" svg:x="8.57cm" svg:y="23.063cm">
          <draw:text-box>
            <text:p>“Kaikki tiet johtavat Roomaan”</text:p>
            <text:p><text:span text:style-name="T1">hiiri, digitaalinen alusta</text:span><text:line-break/>- Matti Lattu 2025</text:p>
          </draw:text-box>
        </draw:frame>
        <draw:frame draw:style-name="gr6" draw:text-style-name="P3" draw:layer="layout" svg:width="2.542cm" svg:height="0.962cm" svg:x="14.335cm" svg:y="16.23cm">
          <draw:text-box>
            <text:p>Room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5T09:15:05.758012420</meta:creation-date>
    <dc:date>2025-04-25T09:17:20.907028663</dc:date>
    <meta:editing-duration>PT2M15S</meta:editing-duration>
    <meta:editing-cycles>1</meta:editing-cycles>
    <meta:document-statistic meta:object-count="6"/>
    <meta:generator>LibreOffice/7.3.7.2$Linux_X86_64 LibreOffice_project/30$Build-2</meta:generator>
  </office:meta>
</office:document-meta>
</file>